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2">
        <text:list-item>
          <text:p text:style-name="P2"><text:span text:style-name="Strong_20_Emphasis"><text:span text:style-name="T1">Controle de Acesso:</text:span></text:span></text:p>
          <text:list>
            <text:list-item>
              <text:p text:style-name="P1">Implemente um sistema de controle de acesso robusto para garantir que apenas usuários autorizados tenham acesso às informações sensíveis.</text:p>
            </text:list-item>
            <text:list-item>
              <text:p text:style-name="P1">Utilize políticas de senha fortes e aplique a autenticação de dois fatores quando possível.</text:p>
            </text:list-item>
            <text:list-item>
              <text:p text:style-name="P1">Atribua privilégios mínimos necessários para cada usuário, seguindo o princípio do menor privilégio.</text:p>
            </text:list-item>
          </text:list>
        </text:list-item>
        <text:list-item>
          <text:p text:style-name="P2"><text:span text:style-name="Strong_20_Emphasis"><text:span text:style-name="T1">Criptografia:</text:span></text:span></text:p>
          <text:list>
            <text:list-item>
              <text:p text:style-name="P1">Utilize criptografia para proteger dados sensíveis em repouso, como informações dos clientes e detalhes financeiros.</text:p>
            </text:list-item>
            <text:list-item>
              <text:p text:style-name="P1">Implemente criptografia de ponta a ponta em comunicações entre o banco de dados e os aplicativos.</text:p>
            </text:list-item>
          </text:list>
        </text:list-item>
        <text:list-item>
          <text:p text:style-name="P2"><text:span text:style-name="Strong_20_Emphasis"><text:span text:style-name="T1">Auditoria e Monitoramento:</text:span></text:span></text:p>
          <text:list>
            <text:list-item>
              <text:p text:style-name="P1">Configure logs detalhados para auditoria, monitoramento e detecção de atividades suspeitas.</text:p>
            </text:list-item>
            <text:list-item>
              <text:p text:style-name="P1">Monitore regularmente os logs para identificar padrões incomuns ou possíveis violações de segurança.</text:p>
            </text:list-item>
          </text:list>
        </text:list-item>
        <text:list-item>
          <text:p text:style-name="P2"><text:span text:style-name="Strong_20_Emphasis"><text:span text:style-name="T1">Backup e Recuperação:</text:span></text:span></text:p>
          <text:list>
            <text:list-item>
              <text:p text:style-name="P1">Implemente um plano de backup regular e automatizado para garantir a recuperação de dados em caso de falhas no sistema, ataques cibernéticos ou desastres.</text:p>
            </text:list-item>
            <text:list-item>
              <text:p text:style-name="P1">Teste periodicamente os procedimentos de recuperação para garantir sua eficácia.</text:p>
            </text:list-item>
          </text:list>
        </text:list-item>
        <text:list-item>
          <text:p text:style-name="P2"><text:span text:style-name="Strong_20_Emphasis"><text:span text:style-name="T1">Atualizações e Patching:</text:span></text:span></text:p>
          <text:list>
            <text:list-item>
              <text:p text:style-name="P1">Mantenha o sistema operacional, o software do banco de dados e outros componentes atualizados com os patches de segurança mais recentes.</text:p>
            </text:list-item>
            <text:list-item>
              <text:p text:style-name="P1">Realize verificações regulares de vulnerabilidades e aplique correções conforme necessário.</text:p>
            </text:list-item>
          </text:list>
        </text:list-item>
        <text:list-item>
          <text:p text:style-name="P2"><text:span text:style-name="Strong_20_Emphasis"><text:span text:style-name="T1">Segurança Física e Ambiental:</text:span></text:span></text:p>
          <text:list>
            <text:list-item>
              <text:p text:style-name="P1">Proteja fisicamente os servidores que hospedam o banco de dados, garantindo acesso restrito apenas a pessoal autorizado.</text:p>
            </text:list-item>
            <text:list-item>
              <text:p text:style-name="P1">Mantenha o ambiente controlado para evitar danos causados por fatores ambientais, como incêndios, inundações ou falhas de energia.</text:p>
            </text:list-item>
          </text:list>
        </text:list-item>
        <text:list-item>
          <text:p text:style-name="P2"><text:span text:style-name="Strong_20_Emphasis"><text:span text:style-name="T1">Políticas de Retenção de Dados:</text:span></text:span></text:p>
          <text:list>
            <text:list-item>
              <text:p text:style-name="P1">Estabeleça políticas claras de retenção de dados para garantir que as informações sejam mantidas apenas pelo tempo necessário.</text:p>
            </text:list-item>
            <text:list-item>
              <text:p text:style-name="P1">Implemente a remoção segura de dados obsoletos ou não mais necessários.</text:p>
            </text:list-item>
          </text:list>
        </text:list-item>
        <text:list-item>
          <text:p text:style-name="P2"><text:span text:style-name="Strong_20_Emphasis"><text:span text:style-name="T1">Treinamento e Conscientização:</text:span></text:span></text:p>
          <text:list>
            <text:list-item>
              <text:p text:style-name="P1"><text:soft-page-break/>Forneça treinamento regular para a equipe envolvida no gerenciamento e uso do banco de dados sobre práticas seguras.</text:p>
            </text:list-item>
            <text:list-item>
              <text:p text:style-name="P1">Promova a conscientização sobre ameaças cibernéticas, phishing e boas práticas de segurança.</text:p>
            </text:list-item>
          </text:list>
        </text:list-item>
        <text:list-item>
          <text:p text:style-name="P2"><text:span text:style-name="Strong_20_Emphasis"><text:span text:style-name="T1">Testes de Segurança:</text:span></text:span></text:p>
          <text:list>
            <text:list-item>
              <text:p text:style-name="P2">Realize testes regulares de segurança, incluindo testes de penetração e análises de vulnerabilidade, para identificar e corrigir possíveis pontos fraco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1T13:45:54.597000000</meta:creation-date>
    <dc:date>2023-12-11T13:46:42.205000000</dc:date>
    <meta:editing-duration>PT50S</meta:editing-duration>
    <meta:editing-cycles>1</meta:editing-cycles>
    <meta:document-statistic meta:table-count="0" meta:image-count="0" meta:object-count="0" meta:page-count="2" meta:paragraph-count="27" meta:word-count="335" meta:character-count="2250" meta:non-whitespace-character-count="1969"/>
    <meta:generator>LibreOffice/7.6.2.1$Windows_X86_64 LibreOffice_project/56f7684011345957bbf33a7ee678afaf4d2ba333</meta:generator>
  </office:meta>
</office:document-meta>
</file>